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68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cost:</text:p>
          </table:table-cell>
          <table:table-cell table:number-columns-repeated="82"/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1" office:value-type="string">
            <text:p>X</text:p>
          </table:table-cell>
          <table:table-cell table:number-columns-repeated="7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9" office:value-type="string">
            <text:p>X</text:p>
          </table:table-cell>
          <table:table-cell table:number-columns-repeated="62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5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32" office:value-type="string">
            <text:p>X</text:p>
          </table:table-cell>
          <table:table-cell table:number-columns-repeated="49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33" office:value-type="string">
            <text:p>X</text:p>
          </table:table-cell>
          <table:table-cell table:number-columns-repeated="48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0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3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23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9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17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5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" office:value-type="float" office:value="1">
            <text:p>1</text:p>
          </table:table-cell>
          <table:table-cell table:number-columns-repeated="15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6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6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6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table:number-columns-repeated="44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3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3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0.1</text:p>
          </table:table-cell>
          <table:table-cell table:number-columns-repeated="6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 table:number-rows-repeated="2">
          <table:table-cell table:number-columns-repeated="84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8">
            <text:p>8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63">
            <text:p>63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91">
            <text:p>91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104">
            <text:p>104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98">
            <text:p>98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51">
            <text:p>51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0">
            <text:p>0</text:p>
          </table:table-cell>
          <table:table-cell table:number-columns-repeated="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.11.2012</text:date>, <text:time>21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63" meta:object-count="0"/>
    <meta:generator>OpenOffice.org/3.4$Win32 OpenOffice.org_project/340m1$Build-9590</meta:generator>
  </office:meta>
</office:document-meta>
</file>